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43cm"/>
    </style:style>
    <style:style style:name="co2" style:family="table-column">
      <style:table-column-properties fo:break-before="auto" style:column-width="7.18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Requested file size-1GB (1,000,000,000 B)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Experiment number</text:p>
          </table:table-cell>
          <table:table-cell table:style-name="ce1" office:value-type="string" calcext:value-type="string">
            <text:p>Experiment results</text:p>
          </table:table-cell>
          <table:table-cell/>
          <table:table-cell table:style-name="ce2"/>
          <table:table-cell table:style-name="ce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80s, 0.26 req/s, 250.80MB/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84s, 0.26 req/s, 248.23MB/s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91s, 0.26 req/s, 243.83MB/s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62s, 0.28 req/s, 263.27MB/s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74s, 0.27 req/s, 255.39MB/s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73s, 0.27 req/s, 255.51MB/s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.73s, 0.27 req/s, 255.59MB/s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76s, 0.27 req/s, 254.04MB/s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63s, 0.28 req/s, 262.54MB/s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.66s, 0.27 req/s, 260.43MB/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2:48.161783777</meta:creation-date>
    <dc:date>2021-04-06T10:22:20.479401712</dc:date>
    <meta:editing-duration>PT9M34S</meta:editing-duration>
    <meta:editing-cycles>2</meta:editing-cycles>
    <meta:generator>LibreOffice/6.4.6.2$Linux_X86_64 LibreOffice_project/40$Build-2</meta:generator>
    <meta:document-statistic meta:table-count="1" meta:cell-count="23" meta:object-count="0"/>
  </office:meta>
</office:document-meta>
</file>